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FTN">
      <style:paragraph-properties fo:margin-left="0.1598in" fo:margin-right="0in" fo:margin-top="0.0417in" fo:margin-bottom="0.0417in" style:line-height-at-least="0.1807in" fo:text-indent="-0.1598in" style:auto-text-indent="false"/>
    </style:style>
    <style:style style:name="P3" style:family="paragraph" style:parent-style-name="HA" style:master-page-name="Standard">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tracked-changes>
        <text:changed-region xml:id="ct205216080" text:id="ct205216080">
          <text:insertion>
            <office:change-info>
              <dc:creator>Mark Renfrow</dc:creator>
              <dc:date>2010-06-10T15:10:00</dc:date>
            </office:change-info>
          </text:insertion>
        </text:changed-region>
        <text:changed-region xml:id="ct205215232" text:id="ct205215232">
          <text:insertion>
            <office:change-info>
              <dc:creator>Mark Renfrow</dc:creator>
              <dc:date>2010-06-10T15:08:00</dc:date>
            </office:change-info>
          </text:insertion>
        </text:changed-region>
        <text:changed-region xml:id="ct319461088" text:id="ct319461088">
          <text:insertion>
            <office:change-info>
              <dc:creator>Mark Renfrow</dc:creator>
              <dc:date>2010-06-10T15:07:00</dc:date>
            </office:change-info>
          </text:insertion>
        </text:changed-region>
        <text:changed-region xml:id="ct205216528" text:id="ct205216528">
          <text:insertion>
            <office:change-info>
              <dc:creator>Russ Olsen</dc:creator>
              <dc:date>2010-07-28T19:26:00</dc:date>
            </office:change-info>
          </text:insertion>
        </text:changed-region>
        <text:changed-region xml:id="ct319372160" text:id="ct319372160">
          <text:insertion>
            <office:change-info>
              <dc:creator>Russ Olsen</dc:creator>
              <dc:date>2010-07-28T19:26:00</dc:date>
            </office:change-info>
          </text:insertion>
        </text:changed-region>
        <text:changed-region xml:id="ct319372608" text:id="ct319372608">
          <text:format-change>
            <office:change-info>
              <dc:creator>Russ Olsen</dc:creator>
              <dc:date>2010-07-28T19:2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5</text:p>
      <text:p text:style-name="HB">Use Symbols <text:change-start text:change-id="ct205216080"/>T<text:change-end text:change-id="ct205216080"/><text:change-start text:change-id="ct205215232"/>hat <text:change-end text:change-id="ct205215232"/>Stand For Something</text:p>
      <text:p text:style-name="HB"><text:change-start text:change-id="ct319461088"/>???Author: There should be a “that” in the title, correct? Thanks, MAR<text:change-end text:change-id="ct319461088"/></text:p>
      <text:p text:style-name="BodyNoIndent">I have to admit that I tend to be a bit anthropomorphic about the technologies that I work with: <text:s/>I just can’t help but think of all those complex piles of software as somehow alive, each with its own personality - sometime friendly, sometimes not. <text:change-start text:change-id="ct205216528"/><text:span text:style-name="T2">Bold bold bold </text:span><text:change-end text:change-id="ct205216528"/>Early in my career I would imagine <text:s/>FORTRAN as a grouchy old camel - capable of carrying a huge load, but fairly ugly and not a creature you would want to turn your back on. Later on I had this mental image of the -&gt; operator in the C programming language (it dereferences pointers) as<text:change-start text:change-id="ct319372160"/><text:span text:style-name="T1">italic ital</text:span><text:change-end text:change-id="ct319372160"/> an arrow in flight: Also very powerful, also nothing to mess with. These days, the colon that leads off every Ruby symbol always makes me think of the eyes peering out from the tilted head of a confused but friendly dog. The <text:change-start text:change-id="ct319372608"/><text:span text:style-name="CD1">key word here is confused</text:span><text:change-end text:change-id="ct319372608"/> – symbols probably have the dubious distinction of being the one bit of syntax that perplexes the greatest number of Ruby programmers.</text:p>
      <text:p text:style-name="BodyNoIndent">In the pages that follow I am going to try to stamp out all of that confusion and show symbols for what they really are: Very simple and useful programming language constructs and a key part of the Ruby programming style. So let's get started and see why symbols are such handy little mutts to have around.</text:p>
      <text:p text:style-name="HC">The Two Faces Of Strings</text:p>
      <text:p text:style-name="BodyNoIndent">Sometimes a good way to explain a troublesome topic is to engage in a little creative fiction – you start out with an oversimplified explanation and, once that has sunk in a bit, work your way from there back to the real world. In this spirit, let's start our exploration of symbols with a slight simplification: <text:s/>Symbols are really just strings. </text:p>
      <text:p text:style-name="BodyNoIndent">This is not as far fetched as it sounds: Think about the string "<text:span text:style-name="CD1">dog"</text:span> and it's closest symbolic cousin, <text:span text:style-name="CD1">:dog</text:span>. The thing that hits you in the face about these two objects is that they both are essentially three characters: a 'd', an 'o' and a 'g'.</text:p>
      <text:p text:style-name="BodyNoIndent">Strings and symbols are also reasonably interchangeable in real life code: Take this familiar <text:s/>example of some <text:span text:style-name="CD1">ActiveRecord</text:span> code, which finds all of the records in the <text:span text:style-name="CD1">documents</text:span> table:</text:p>
      <text:p text:style-name="C1">docs = Document.find(:all)</text:p>
      <text:p text:style-name="BodyNoIndent">The argument to the <text:span text:style-name="CD1">find</text:span> method is simply a flag, <text:s/>there to tell <text:span text:style-name="CD1">find</text:span> that we want all of the records in the <text:span text:style-name="CD1">documents </text:span>table, not just the first record, not the just the last record, but <text:span text:style-name="T1">all </text:span>of them. The actual value that we pass into <text:span text:style-name="CD1">Document.find </text:span>doesn't really matter very much – we might imagine that if we had the time and motivation, we could go into the guts of <text:soft-page-break/><text:span text:style-name="CD1">ActiveRecord</text:span> and rewrite the code so that we could use a string to signal that we wanted all the documents:</text:p>
      <text:p text:style-name="C1">docs = Document.find('all')</text:p>
      <text:p text:style-name="BodyNoIndent">So there is my simplified explanation of symbols: Other than the fact that typing <text:span text:style-name="CD1">:all</text:span> requires one less keystroke than typing <text:span text:style-name="CD1">'all'</text:span> there is not really a lot to distinguish a symbol from a string. So why does Ruby give us both? </text:p>
      <text:p text:style-name="HC">Not Quite A String</text:p>
      <text:p text:style-name="BodyNoIndent">The answer is that we tend to use strings of characters in our code for two rather different purposes: <text:s/>The first, and most obvious use for strings is to hold some data that we are processing. Read <text:s/>in those <text:span text:style-name="CD1">Document</text:span> objects from the database and you are very likely going to have your hands full of string data, things like the title of the document, the author's name and the actual text.</text:p>
      <text:p text:style-name="BodyNoIndent">The second way that we use strings of characters is to represent things in our programs, things like wanting to find <text:span text:style-name="T1">all </text:span>of the records in a table. The key thing about <text:span text:style-name="CD1">:all</text:span> in our <text:s/><text:span text:style-name="CD1">ActiveRecord</text:span> example above is that <text:span text:style-name="CD1">ActiveRecord</text:span> <text:s/>can <text:s/>recognize it when it sees it - the code needs to know which records to return and <text:span text:style-name="CD1">:all</text:span> is the flag that say it should return every one. The nice thing about using something like <text:span text:style-name="CD1">:all</text:span> for this kind of "stands for" duty is that it also make sense to the humans: you are a lot more likely to recognize what an <text:span text:style-name="CD1">:all</text:span> means when you come across it then <text:span text:style-name="CD1">0</text:span>, or <text:span text:style-name="CD1">-1</text:span> or even (heavens forbid!) <text:span text:style-name="CD1">0x29ef</text:span>.</text:p>
      <text:p text:style-name="BodyNoIndent">These two uses for strings of characters – for regular data processing tasks on the one hand and for internal, symbolic, marker type jobs on the other – make very different demands on the objects. If you are processing data, you will want to have the whole range of string manipulation tools at your fingertips: You might want the first ten characters of the document title, or you might want to get its length or see if it matches some regular expression. On the other hand, if you are using some characters to stand for something in your code, you probably are not much interested in messing with the actual characters. Instead, in this second case you just want to know if this thing that is the thing that tells you that you want all the records or just the first record. Mainly, when you want some characters to stand for something, you simply need to know if <text:span text:style-name="T1">this</text:span> is the same as <text:span text:style-name="T1">that</text:span>, quickly and reliably. </text:p>
      <text:p text:style-name="HC">Optimized To Stand For Something</text:p>
      <text:p text:style-name="BodyNoIndent">By now you probably have guessed that the Ruby <text:span text:style-name="CD1">String</text:span> class is optimized for the data processing side of strings while symbols are meant to take over the "stands for" role - hence the name. Since we don't use symbols for data processing tasks, they lack the classic string manipulation methods that we talked about in the last chapter. Symbols do have a some special talents that make them great for being symbols. For example, there can only ever be one instance of any given symbol: If I mention <text:span text:style-name="CD1">:all</text:span> twice in my code, it is always exactly the same <text:span text:style-name="CD1">:all. </text:span>So if I have:</text:p>
      <text:p text:style-name="CDT1"><text:soft-page-break/>a = :all</text:p>
      <text:p text:style-name="CDT">b = a</text:p>
      <text:p text:style-name="CDTX">c = :all</text:p>
      <text:p text:style-name="BodyNoIndent">I know that <text:span text:style-name="CD1">a</text:span>, <text:span text:style-name="CD1">b</text:span> and <text:span text:style-name="CD1">c</text:span> all refer to exactly the same object. It turns out that Ruby has a number of different ways to check if one object is equal to another<text:span text:style-name="Footnote_20_Reference"><text:note text:id="ftn1" text:note-class="footnote"><text:note-citation>1</text:note-citation><text:note-body><text:p text:style-name="P2">For more on object equality, see Chapter 10.</text:p></text:note-body></text:note></text:span>, but it doesn't matter: since there can only <text:s/>be exactly one instance of any given symbol, then <text:span text:style-name="CD1">:all</text:span> is always equal to itself no matter how you ask:</text:p>
      <text:p text:style-name="CDT1"># True! All true!</text:p>
      <text:p text:style-name="CDT"/>
      <text:p text:style-name="CDT">a == c</text:p>
      <text:p text:style-name="CDT">a === c</text:p>
      <text:p text:style-name="CDT">a.eql?(c)</text:p>
      <text:p text:style-name="CDTX">a.equal?(c)</text:p>
      <text:p text:style-name="BodyNoIndent">In contrast, every time you say "all", you are making a brand new string. So if you say this:</text:p>
      <text:p text:style-name="CDT1">x = "all"</text:p>
      <text:p text:style-name="CDTX">y = "all"</text:p>
      <text:p text:style-name="BodyNoIndent">Then you have manufactured two different stings. Since both the strings happen to contain the same three characters, the two strings above are equal in some sense of the word, but they are emphatically not the <text:span text:style-name="T1">same</text:span> string. The fact that there can only be one instance of any given symbol means that figuring out if <text:span text:style-name="T1">this</text:span> symbol is the same as <text:span text:style-name="CD1">that</text:span> symbol is not only foolproof, it also happens at lightning speeds.</text:p>
      <text:p text:style-name="HC">Still The Same</text:p>
      <text:p text:style-name="BodyNoIndent">Another aspect of symbols that makes them suited to their chosen career is that symbols are immutable - once you create that <text:span text:style-name="CD1">:all</text:span> symbol, it will be <text:span text:style-name="CD1">:all</text:span> until the end of time<text:span text:style-name="Footnote_20_Reference"><text:note text:id="ftn2" text:note-class="footnote"><text:note-citation>2</text:note-citation><text:note-body><text:p text:style-name="P2">Or at least until your Ruby interpreter exits.</text:p></text:note-body></text:note></text:span> - You cannot, for example, make it upper case or lob off the second 'l'. <text:s/>What this means is that you can use a symbol with confidence that it will not change out from under you. </text:p>
      <text:p text:style-name="BodyNoIndent">In contrast, as we saw in the last chapter, strings are mutable: You can change contents of a string in place:</text:p>
      <text:p text:style-name="CDT1">author = "jules verne"</text:p>
      <text:p text:style-name="CDTX">author.upcase! <text:s text:c="10"/># Now author is JULES VERNE</text:p>
      <text:p text:style-name="BodyNoIndent">Being able to modify a string in place is something of a double edged sword. On the up side, it means that you can operate on your string data without constantly having to make copies of it. If <text:soft-page-break/>you need an uppercase version of your document contents, you can simply say <text:s/><text:span text:style-name="CD1">author.upcase!</text:span>. The down side is that you can also accidentally change a string out from under another part of your code. For example, if you do this:</text:p>
      <text:p text:style-name="CDT1">author = "jules verne"</text:p>
      <text:p text:style-name="CDTX">writer = author</text:p>
      <text:p text:style-name="BodyNoIndent">And then some time later you convert <text:span text:style-name="CD1">author</text:span> to uppercase:</text:p>
      <text:p text:style-name="C1">author.upcase! </text:p>
      <text:p text:style-name="BodyNoIndent">You have also quietly – and perhaps unexpectedly – changed the value of writer. By being stubbornly immutable, symbols side step all of this trouble.</text:p>
      <text:p text:style-name="BodyNoIndent">You can see these issues at play in hashes. Since symbol comparison runs at NASCAR speeds and symbols never change, they make ideal hash keys. Sometimes, however, engineers want to use regular strings as hash keys:</text:p>
      <text:p text:style-name="CDT1">author = 'jules verne'</text:p>
      <text:p text:style-name="CDT">title = 'from earth to the moon'</text:p>
      <text:p text:style-name="CDTX">hash = { author =&gt; title }</text:p>
      <text:p text:style-name="BodyNoIndent">What then would happen to the hash if we changed the key out from underneath it?</text:p>
      <text:p text:style-name="C1">author.upcase!</text:p>
      <text:p text:style-name="BodyNoIndent">The answer is that nothing will happen to the hash, because the <text:span text:style-name="CD1">Hash</text:span> class has special defenses built in to guard against just this kind of thing. Inside of <text:span text:style-name="CD1">Hash</text:span> there is special case code that makes a copy of any keys passed in if the keys happen to be strings. The fact that the <text:span text:style-name="CD1">Hash</text:span> class needs to go through this ugly bit of special pleading precisely to keep you from coming to grief with string keys is the perfect illustration of why having both strings and symbols is a good idea.</text:p>
      <text:p text:style-name="HC">Symbols In The Wild</text:p>
      <text:p text:style-name="BodyNoIndent">In practice, the line between symbols and regular strings is sometimes a bit blurry. It is, for example, trivially easy to turn a symbol into a string: You just use the ubiquitous <text:span text:style-name="CD1">to_s</text:span> method:</text:p>
      <text:p text:style-name="C1">the_string = :all.to_s</text:p>
      <text:p text:style-name="BodyNoIndent">To go in the reverse direction, you can use the <text:span text:style-name="CD1">to_sym</text:span> method that you find on strings:</text:p>
      <text:p text:style-name="C1">the_symbol = 'all'.to_sym</text:p>
      <text:p text:style-name="BodyNoIndent">The blurriness between symbols and strings sometimes also extends into the minds of Ruby programmers. For example, every object in Ruby has a method called <text:span text:style-name="CD1">public_methods</text:span>, which returns an array containing the names of all of the public methods on that object. Now you might argue that method names are the poster children for objects that stand for something (in this case <text:soft-page-break/>a bit of code) and that therefore the <text:s/><text:span text:style-name="CD1">public_methods</text:span> method should return an array of symbols. But call <text:span text:style-name="CD1">public_methods</text:span> in a pre-1.9 version of Ruby, like this:</text:p>
      <text:p text:style-name="CDT1">x = Object.new</text:p>
      <text:p text:style-name="CDTX">pp x.public_methods</text:p>
      <text:p text:style-name="BodyNoIndent">And you will get an array of strings, not symbols:</text:p>
      <text:p text:style-name="CDT1">["inspect",</text:p>
      <text:p text:style-name="CDT"><text:s/>"pretty_print_cycle",</text:p>
      <text:p text:style-name="CDT"><text:s/>"pretty_print_inspect",</text:p>
      <text:p text:style-name="CDT"><text:s/>"clone",</text:p>
      <text:p text:style-name="CDT"><text:s/>...</text:p>
      <text:p text:style-name="CDTX">]</text:p>
      <text:p text:style-name="BodyNoIndent">Is there something wrong with our reasoning? Apparently not, because in Ruby 1.9 <text:span text:style-name="CD1">public_methods</text:span> does return an array of symbols:</text:p>
      <text:p text:style-name="CDT1">[:pretty_print, </text:p>
      <text:p text:style-name="CDT"><text:s/>:pretty_print_cycle, </text:p>
      <text:p text:style-name="CDT"><text:s/>:pretty_print_instance_variables, </text:p>
      <text:p text:style-name="CDT"><text:s/>:pretty_print_inspect, </text:p>
      <text:p text:style-name="CDT"><text:s/>:nil?, </text:p>
      <text:p text:style-name="CDT"><text:s/>...</text:p>
      <text:p text:style-name="CDTX">]</text:p>
      <text:p text:style-name="BodyNoIndent">The lesson here is that if you find symbols a bit confusing, you seem to be in very good company.</text:p>
      <text:p text:style-name="HC">Staying Out Of Trouble</text:p>
      <text:p text:style-name="BodyNoIndent">Given the curious relationship between symbols and strings, it probably will come as no surprise that the best way to screw up with a symbol is to use it when you wanted a string or vise versa. As we have seen, you want to use strings for data, for things that you might want to truncate, turn to uppercase or concatenate. Use symbols when you simply want an intelligible thing that stands for something in your code.</text:p>
      <text:p text:style-name="BodyNoIndent">The other way to go wrong is to forget which you need at any given time. This seems to happen a lot when using symbols as the keys in hashes. For example, take a look at the code fragment below:</text:p>
      <text:p text:style-name="CDT1"># Some broken code</text:p>
      <text:p text:style-name="CDT"/>
      <text:p text:style-name="CDT">person = { :name =&gt; 'russ', </text:p>
      <text:p text:style-name="CDT"><text:s text:c="16"/>:eyes =&gt; 'misty blue', </text:p>
      <text:p text:style-name="CDT"><text:s text:c="11"/>:height =&gt; 'tall enough' }</text:p>
      <text:p text:style-name="CDT"><text:soft-page-break/><text:s/></text:p>
      <text:p text:style-name="CDTX">puts "The name = #{person['name']} and he has #{person['eyes']}"</text:p>
      <text:p text:style-name="BodyNoIndent">The code above is broken, but you might have to look at it a couple of times to see that the actual keys of the <text:span text:style-name="CD1">person </text:span>hash are symbols, but the <text:span text:style-name="CD1">puts </text:span>statement tries to use strings. This kind of mistake is common enough that Rails actually provides a bit of a band aid for it in the form of the <text:s/><text:span text:style-name="CD1">HashWithIndifferentAccess</text:span> class. This convenient, but somewhat dubious bit of code is a subclass of Hash which allows you to mix and match strings and symbols with cheerful abandon. </text:p>
      <text:p text:style-name="HC">Wrapping Up </text:p>
      <text:p text:style-name="BodyNoIndent">In this chapter we have looked at symbols and seen that they exist purely to stand for something in your code. Symbols and garden variety strings have a lot in common – both are mostly just a stretch of characters. Unlike strings, symbols are specially tuned to their 'stands for' purpose: <text:s text:c="2"/>Unlike strings, symbols are both unique – there can only ever be one <text:span text:style-name="CD1">:foobar</text:span> symbol in your Ruby interpreter – and <text:s/>immutable, so that <text:s/><text:span text:style-name="CD1">:foobar</text:span> will never change. The good news is that once you understand that symbols and strings are like two siblings - related, but with different talents - you will be able to take advantage of the things that each does best.</text:p>
      <text:p text:style-name="BodyNo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svg:font-family="Courier, 'Courier New'" style:font-family-generic="modern"/>
    <style:font-face style:name="Nimbus Mono L" svg:font-family="'Nimbus Mono L', 'Courier New'" style:font-family-generic="modern"/>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A" style:family="paragraph" style:parent-style-name="Standard">
      <style:paragraph-properties fo:margin-top="0in" fo:margin-bottom="0.1665in"/>
      <style:text-properties fo:font-size="24pt" fo:font-weight="bold" style:font-size-asian="24pt" style:font-weight-asian="bold"/>
    </style:style>
    <style:style style:name="Heading_20_1" style:display-name="Heading 1" style:family="paragraph" style:parent-style-name="HA" style:next-style-name="HB" style:default-outline-level="1"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default-outline-level="2"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default-outline-level="4"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default-outline-level="5" style:class="text">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default-outline-level="6" style:class="text">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default-outline-level="7" style:class="text">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default-outline-level="8" style:class="text">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default-outline-level="9" style:class="text">
      <style:paragraph-properties fo:margin-left="0in" fo:margin-right="0in" fo:text-indent="0in" style:auto-text-indent="false"/>
      <style:text-properties style:font-name="Times New Roman"/>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paragraph-properties fo:margin-top="0in" fo:margin-bottom="0.1665in"/>
      <style:text-properties fo:font-size="18pt" fo:font-weight="bold" style:font-size-asian="18pt" style:font-weight-asian="bold"/>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FT" style:family="paragraph" style:parent-style-name="Standard">
      <style:paragraph-properties fo:margin-top="0in" fo:margin-bottom="0.0835in" fo:line-height="0.1945in"/>
    </style:style>
    <style:style style:name="BL" style:family="paragraph" style:parent-style-name="FT">
      <style:paragraph-properties fo:margin-left="0.5in" fo:margin-right="0in" fo:text-indent="-0.5in" style:auto-text-indent="false">
        <style:tab-stops>
          <style:tab-stop style:position="0.1665in"/>
          <style:tab-stop style:position="0.5in"/>
          <style:tab-stop style:position="0.8335in"/>
          <style:tab-stop style:position="1.1665in"/>
          <style:tab-stop style:position="1.5in"/>
          <style:tab-stop style:position="1.8335in"/>
        </style:tab-stops>
      </style:paragraph-properties>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FT">
      <style:paragraph-properties fo:margin-top="0in" fo:margin-bottom="0.166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51pt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51pt solid #000000"/>
    </style:style>
    <style:style style:name="CL" style:family="paragraph" style:parent-style-name="FT">
      <style:paragraph-properties fo:margin-left="0.139in" fo:margin-right="0in" fo:text-indent="0in" style:auto-text-indent="false"/>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NL" style:family="paragraph" style:parent-style-name="BL"/>
    <style:style style:name="ETNL" style:family="paragraph" style:parent-style-name="NL"/>
    <style:style style:name="EX" style:family="paragraph" style:parent-style-name="ETNL"/>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ETNL"/>
    <style:style style:name="ET" style:family="paragraph" style:parent-style-name="ETNL"/>
    <style:style style:name="EL" style:family="paragraph" style:parent-style-name="ETNL"/>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51pt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FT">
      <style:text-properties fo:font-style="italic" style:font-style-asian="italic"/>
    </style:style>
    <style:style style:name="NCP" style:family="paragraph" style:parent-style-name="Standard">
      <style:paragraph-properties fo:margin-left="0.5in" fo:margin-right="1in" fo:text-indent="0in" style:auto-text-indent="false">
        <style:tab-stops>
          <style:tab-stop style:position="1.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25in" fo:margin-right="0.25in" fo:margin-top="0in" fo:margin-bottom="0.0835in" fo:line-height="150%" fo:text-indent="0in" style:auto-text-indent="false" fo:background-color="#d9d9d9">
        <style:background-image/>
      </style:paragraph-properties>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FT">
      <style:text-properties fo:font-weight="bold" style:font-weight-asian="bold"/>
    </style:style>
    <style:style style:name="FTN" style:family="paragraph" style:parent-style-name="FT">
      <style:paragraph-properties fo:text-align="start" style:justify-single-word="false"/>
      <style:text-properties fo:font-size="8pt" fo:font-style="normal" style:font-style-asian="italic"/>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FT">
      <style:paragraph-properties fo:margin-top="0.4in" fo:margin-bottom="0.25in" fo:padding-left="0in" fo:padding-right="0in" fo:padding-top="0.0138in" fo:padding-bottom="0in" fo:border-left="none" fo:border-right="none" fo:border-top="0.51pt solid #000000" fo:border-bottom="none"/>
      <style:text-properties fo:font-size="16pt" fo:font-weight="bold" style:font-size-asian="16pt" style:font-weight-asian="bold"/>
    </style:style>
    <style:style style:name="HD" style:family="paragraph" style:parent-style-name="Standard" style:next-style-name="FT">
      <style:paragraph-properties fo:margin-top="0in" fo:margin-bottom="0.1665in"/>
      <style:text-properties fo:font-size="14pt" fo:font-weight="bold" style:font-size-asian="14pt" style:font-weight-asian="bold"/>
    </style:style>
    <style:style style:name="HE" style:family="paragraph" style:parent-style-name="Standard" style:next-style-name="FT">
      <style:paragraph-properties fo:margin-top="0in" fo:margin-bottom="0.0835in"/>
      <style:text-properties fo:font-weight="bold" style:font-weight-asian="bold"/>
    </style:style>
    <style:style style:name="HF" style:family="paragraph" style:parent-style-name="Standard" style:next-style-name="FT">
      <style:paragraph-properties fo:margin-top="0in" fo:margin-bottom="0.0835in"/>
      <style:text-properties fo:font-style="italic" fo:font-weight="bold" style:font-style-asian="italic"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5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5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5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C2" style:family="paragraph">
      <style:paragraph-properties fo:margin-top="0in" fo:margin-bottom="0.0835in"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zxx" style:country-asian="none" style:font-name-complex="Times New Roman" style:font-size-complex="10pt" style:language-complex="ar" style:country-complex="SA"/>
    </style:style>
    <style:style style:name="LC2" style:family="paragraph" style:parent-style-name="C2">
      <style:paragraph-properties fo:margin-left="0.0835in" fo:margin-right="0in" fo:text-indent="0in" style:auto-text-indent="false"/>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51pt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FT">
      <style:text-properties fo:font-weight="bold"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CX" style:family="paragraph" style:parent-style-name="C2" style:next-style-name="FT">
      <style:paragraph-properties fo:margin-top="0in" fo:margin-bottom="0.1665in"/>
    </style:style>
    <style:style style:name="LCX" style:family="paragraph" style:parent-style-name="CX" style:next-style-name="FT">
      <style:paragraph-properties fo:margin-left="0.0835in" fo:margin-right="0in" fo:text-indent="0in" style:auto-text-indent="false"/>
    </style:style>
    <style:style style:name="LX" style:family="paragraph" style:parent-style-name="LCX" style:next-style-name="FT"/>
    <style:style style:name="UC" style:family="paragraph" style:parent-style-name="FT">
      <style:paragraph-properties fo:margin-left="0.25in" fo:margin-right="0in" fo:text-indent="0in" style:auto-text-indent="false"/>
      <style:text-properties fo:font-weight="bold" style:font-weight-asian="bold"/>
    </style:style>
    <style:style style:name="MH" style:family="paragraph" style:parent-style-name="UC"/>
    <style:style style:name="MN" style:family="paragraph" style:parent-style-name="FT"/>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FT"/>
    <style:style style:name="PD" style:family="paragraph">
      <style:paragraph-properties fo:margin-top="0in" fo:margin-bottom="0.0835in" fo:orphans="2" fo:widows="2"/>
      <style:text-properties fo:color="#993366" style:font-name="Courier" fo:font-size="11pt" fo:language="en" fo:country="US" fo:font-style="italic" fo:font-weight="bold" style:font-name-asian="Arial" style:font-size-asian="11pt" style:language-asian="zxx" style:country-asian="none" style:font-style-asian="italic" style:font-weight-asian="bold" style:font-name-complex="Times New Roman" style:font-size-complex="10pt" style:language-complex="ar" style:country-complex="SA"/>
    </style:style>
    <style:style style:name="PN" style:family="paragraph" style:parent-style-name="FT">
      <style:text-properties fo:font-size="30pt" style:font-size-asian="30pt"/>
    </style:style>
    <style:style style:name="PT" style:family="paragraph" style:parent-style-name="FT">
      <style:text-properties fo:font-size="30pt" style:font-size-asian="30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3335in" fo:margin-right="0.3335in" fo:margin-top="0in" fo:margin-bottom="0.0835in" fo:line-height="150%" fo:text-indent="0in" style:auto-text-indent="false"/>
    </style:style>
    <style:style style:name="SBX" style:family="paragraph" style:parent-style-name="SB" style:next-style-name="FT">
      <style:paragraph-properties fo:padding-left="0in" fo:padding-right="0in" fo:padding-top="0in" fo:padding-bottom="0.0138in" fo:border-left="none" fo:border-right="none" fo:border-top="none" fo:border-bottom="0.51pt solid #000000"/>
    </style:style>
    <style:style style:name="SH" style:family="paragraph" style:parent-style-name="Standard">
      <style:paragraph-properties fo:margin-left="0.3335in" fo:margin-right="0.3335in" fo:margin-top="0in" fo:margin-bottom="0.0835in" fo:line-height="150%" fo:text-align="center" style:justify-single-word="false" fo:text-indent="0in" style:auto-text-indent="false" fo:padding-left="0in" fo:padding-right="0in" fo:padding-top="0.0138in" fo:padding-bottom="0in" fo:border-left="none" fo:border-right="none" fo:border-top="0.51pt solid #000000" fo:border-bottom="none"/>
      <style:text-properties fo:font-weight="bold" style:font-weight-asian="bold"/>
    </style:style>
    <style:style style:name="TB" style:family="paragraph" style:parent-style-name="FT"/>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6598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LH"/>
    <style:style style:name="TS" style:family="paragraph" style:parent-style-name="TB">
      <style:paragraph-properties fo:padding-left="0in" fo:padding-right="0in" fo:padding-top="0in" fo:padding-bottom="0.0138in" fo:border-left="none" fo:border-right="none" fo:border-top="none" fo:border-bottom="0.51pt solid #000000">
        <style:tab-stops>
          <style:tab-stop style:position="2.05in"/>
          <style:tab-stop style:position="4.1in"/>
          <style:tab-stop style:position="6.15in"/>
        </style:tab-stops>
      </style:paragraph-properties>
      <style:text-properties fo:font-style="italic" style:font-style-asian="italic"/>
    </style:style>
    <style:style style:name="NoteH" style:family="paragraph" style:parent-style-name="NO" style:next-style-name="NO">
      <style:paragraph-properties fo:margin-top="0.0693in" fo:margin-bottom="0.0417in">
        <style:tab-stops>
          <style:tab-stop style:position="1.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1.0799in"/>
          <style:tab-stop style:position="1.3in"/>
          <style:tab-stop style:position="1.3799in"/>
          <style:tab-stop style:position="1.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L" style:family="paragraph" style:parent-style-name="FT">
      <style:paragraph-properties fo:margin-left="0.25in" fo:margin-right="0in" fo:text-indent="0in" style:auto-text-indent="false"/>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next-style-name="FT">
      <style:paragraph-properties fo:margin-top="0in" fo:margin-bottom="0.1665in" fo:line-height="150%" fo:orphans="2" fo:widows="2"/>
      <style:text-properties style:use-window-font-color="true" style:font-name="Courier" fo:font-size="8pt" fo:language="en" fo:country="US" style:text-underline-style="solid" style:text-underline-width="auto" style:text-underline-color="font-color" style:font-name-asian="Arial" style:font-size-asian="8pt" style:language-asian="zxx" style:country-asian="none" style:font-name-complex="Times New Roman" style:font-size-complex="10pt" style:language-complex="ar" style:country-complex="SA"/>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51pt solid #000000" fo:border-bottom="none"/>
      <style:text-properties fo:font-size="12pt" fo:font-style="normal" style:font-size-asian="12pt"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51pt solid #000000"/>
    </style:style>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agraph-properties fo:margin-top="0in" fo:margin-bottom="0.0835in" fo:line-height="150%" fo:orphans="2" fo:widows="2" fo:padding-left="0.0555in" fo:padding-right="0.0555in" fo:padding-top="0.0138in" fo:padding-bottom="0.0138in" fo:border="0.51pt solid #000000"/>
      <style:text-properties fo:color="#ff0000" style:font-name="Verdana" fo:font-size="11pt" fo:language="en" fo:country="US" fo:font-weight="bold" style:font-name-asian="Arial" style:font-size-asian="11pt" style:language-asian="zxx" style:country-asian="none" style:font-weight-asian="bold" style:font-name-complex="Times New Roman" style:font-size-complex="10pt" style:language-complex="ar" style:country-complex="SA"/>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1.0799in"/>
          <style:tab-stop style:position="1.3in"/>
          <style:tab-stop style:position="1.3799in"/>
          <style:tab-stop style:position="1.6in"/>
          <style:tab-stop style:position="1.75in"/>
        </style:tab-stops>
      </style:paragraph-properties>
    </style:style>
    <style:style style:name="WA" style:family="paragraph" style:parent-style-name="NO">
      <style:paragraph-properties fo:background-color="#ffff99">
        <style:background-image/>
      </style:paragraph-properties>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FT">
      <style:paragraph-properties fo:margin-left="0in" fo:margin-right="0in" fo:text-indent="0.3335in" style:auto-text-indent="false"/>
    </style:style>
    <style:style style:name="TI" style:family="paragraph" style:parent-style-name="NO">
      <style:paragraph-properties fo:background-color="#ccffff">
        <style:background-image/>
      </style:paragraph-properties>
    </style:style>
    <style:style style:name="TIX" style:family="paragraph" style:parent-style-name="TI" style:next-style-name="FT"/>
    <style:style style:name="WAX" style:family="paragraph" style:parent-style-name="WA" style:next-style-name="FT"/>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Standard">
      <style:paragraph-properties fo:margin-left="0.0835in" fo:margin-right="0in" fo:text-indent="0in" style:auto-text-indent="false"/>
    </style:style>
    <style:style style:name="PTTOC" style:family="paragraph" style:parent-style-name="Standard">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N" style:family="paragraph" style:parent-style-name="LH">
      <style:paragraph-properties fo:padding-left="0in" fo:padding-right="0in" fo:padding-top="0.0138in" fo:padding-bottom="0in" fo:border-left="none" fo:border-right="none" fo:border-top="0.51pt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BodyNoIndent" style:next-style-name="BodyNoIndent">
      <style:text-properties fo:font-weight="bold" style:font-weight-asian="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X" style:family="paragraph" style:parent-style-name="BX" style:next-style-name="FT"/>
    <style:style style:name="CA" style:family="paragraph" style:parent-style-name="NO">
      <style:paragraph-properties fo:background-color="#cc99ff">
        <style:background-image/>
      </style:paragraph-properties>
    </style:style>
    <style:style style:name="LC1" style:family="paragraph" style:parent-style-name="C1">
      <style:paragraph-properties fo:margin-left="0.0835in" fo:margin-right="0in" fo:text-indent="0in" style:auto-text-indent="false"/>
    </style:style>
    <style:style style:name="CAX" style:family="paragraph" style:parent-style-name="CA" style:next-style-name="FT"/>
    <style:style style:name="UX" style:family="paragraph" style:parent-style-name="UL" style:next-style-name="FT">
      <style:paragraph-properties fo:margin-top="0in" fo:margin-bottom="0.1665in"/>
    </style:style>
    <style:style style:name="TC" style:family="paragraph" style:parent-style-name="FT">
      <style:paragraph-properties fo:padding-left="0in" fo:padding-right="0in" fo:padding-top="0in" fo:padding-bottom="0.0138in" fo:border-left="none" fo:border-right="none" fo:border-top="none" fo:border-bottom="0.51pt solid #000000"/>
      <style:text-properties fo:font-weight="bold" style:font-weight-asian="bold"/>
    </style:style>
    <style:style style:name="TX" style:family="paragraph" style:parent-style-name="FT">
      <style:paragraph-properties fo:margin-top="0in" fo:margin-bottom="0.1665in"/>
    </style:style>
    <style:style style:name="TR" style:family="paragraph" style:parent-style-name="TB">
      <style:paragraph-properties fo:background-color="#d8d8d8">
        <style:tab-stops>
          <style:tab-stop style:position="2.05in"/>
          <style:tab-stop style:position="4.1in"/>
          <style:tab-stop style:position="6.15in"/>
        </style:tab-stops>
        <style:background-image/>
      </style:paragraph-properties>
    </style:style>
    <style:style style:name="TRX" style:family="paragraph" style:parent-style-name="TX" style:next-style-name="FT">
      <style:paragraph-properties fo:background-color="#d8d8d8">
        <style:tab-stops>
          <style:tab-stop style:position="2.05in"/>
          <style:tab-stop style:position="4.1in"/>
          <style:tab-stop style:position="6.15in"/>
        </style:tab-stops>
        <style:background-image/>
      </style:paragraph-properties>
    </style:style>
    <style:style style:name="M01" style:family="paragraph" style:parent-style-name="FT"/>
    <style:style style:name="M02" style:family="paragraph" style:parent-style-name="FT"/>
    <style:style style:name="M03" style:family="paragraph" style:parent-style-name="FT"/>
    <style:style style:name="M04" style:family="paragraph" style:parent-style-name="FT"/>
    <style:style style:name="M05" style:family="paragraph" style:parent-style-name="FT"/>
    <style:style style:name="M06" style:family="paragraph" style:parent-style-name="FT"/>
    <style:style style:name="M07" style:family="paragraph" style:parent-style-name="FT"/>
    <style:style style:name="M08" style:family="paragraph" style:parent-style-name="FT"/>
    <style:style style:name="M09" style:family="paragraph" style:parent-style-name="FT"/>
    <style:style style:name="M10" style:family="paragraph" style:parent-style-name="FT"/>
    <style:style style:name="M11" style:family="paragraph" style:parent-style-name="FT"/>
    <style:style style:name="M12" style:family="paragraph" style:parent-style-name="FT"/>
    <style:style style:name="M13" style:family="paragraph" style:parent-style-name="FT"/>
    <style:style style:name="M14" style:family="paragraph" style:parent-style-name="FT"/>
    <style:style style:name="M15" style:family="paragraph" style:parent-style-name="FT"/>
    <style:style style:name="CLT" style:family="paragraph" style:parent-style-name="Standard">
      <style:paragraph-properties fo:margin-left="0.1665in" fo:margin-right="0.1665in" fo:margin-top="0in" fo:margin-bottom="0.0835in" fo:text-indent="0in" style:auto-text-indent="false"/>
      <style:text-properties fo:font-weight="bold" style:font-weight-asian="bold"/>
    </style:style>
    <style:style style:name="ETNX" style:family="paragraph" style:parent-style-name="ETNL"/>
    <style:style style:name="ENL" style:family="paragraph" style:parent-style-name="ETNL"/>
    <style:style style:name="ENX" style:family="paragraph" style:parent-style-name="ETNL"/>
    <style:style style:name="Balloon_20_Text" style:display-name="Balloon Text" style:family="paragraph" style:parent-style-name="Standard">
      <style:text-properties style:font-name="Tahoma" fo:font-size="8pt" style:font-size-asian="8pt" style:font-name-complex="Tahoma" style:font-size-complex="8pt"/>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Default_20_Paragraph_20_Font" style:display-name="Default Paragraph Font" style:family="text"/>
    <style:style style:name="WW8Num5z0" style:family="text">
      <style:text-properties style:font-name="Times New Roman" fo:font-style="normal" fo:font-weight="bold" style:font-style-asian="normal" style:font-weight-asian="bold"/>
    </style:style>
    <style:style style:name="WW8Num43z0" style:family="text">
      <style:text-properties style:font-name="Times New Roman" fo:font-style="normal" fo:font-weight="bold" style:font-style-asian="normal" style:font-weight-asian="bold"/>
    </style:style>
    <style:style style:name="WW8Num56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Helvetica" fo:font-size="9pt" fo:font-style="normal" fo:font-weight="bold" style:font-size-asian="9pt" style:font-style-asian="normal" style:font-weight-asian="bold"/>
    </style:style>
    <style:style style:name="WW8Num62z0" style:family="text">
      <style:text-properties style:font-name="Helvetica" fo:font-size="9pt" fo:font-style="normal" fo:font-weight="bold" style:font-size-asian="9pt" style:font-style-asian="normal" style:font-weight-asian="bold"/>
    </style:style>
    <style:style style:name="WW8Num63z0" style:family="text">
      <style:text-properties style:font-name="Helvetica" fo:font-size="9pt" fo:font-style="normal" fo:font-weight="bold" style:font-size-asian="9pt" style:font-style-asian="normal" style:font-weight-asian="bold"/>
    </style:style>
    <style:style style:name="WW8NumSt2z0" style:family="text">
      <style:text-properties style:font-name="Symbol"/>
    </style:style>
    <style:style style:name="WW-Default_20_Paragraph_20_Font" style:display-name="WW-Default Paragraph Font" style:family="text"/>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Footnote_20_Symbol" style:display-name="Footnote Symbol" style:family="text"/>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0" text:bullet-char="">
        <style:list-level-properties text:space-before="0.5in" text:min-label-width="0.25in"/>
        <style:text-properties style:font-name="Symbol"/>
      </text:list-level-style-bullet>
      <text:list-level-style-bullet text:level="3" text:style-name="WW8Num1z2" text:bullet-char="o">
        <style:list-level-properties text:space-before="1in" text:min-label-width="0.25in"/>
        <style:text-properties fo:font-family="'Courier New'" style:font-family-generic="modern" style:font-pitch="fixed"/>
      </text:list-level-style-bullet>
      <text:list-level-style-bullet text:level="4" text:style-name="WW8Num1z3" text:bullet-char="">
        <style:list-level-properties text:space-before="1.5in" text:min-label-width="0.25in"/>
        <style:text-properties style:font-name="Wingdings"/>
      </text:list-level-style-bullet>
      <text:list-level-style-bullet text:level="5" text:style-name="WW8Num1z3" text:bullet-char="">
        <style:list-level-properties text:space-before="2in" text:min-label-width="0.25in"/>
        <style:text-properties style:font-name="Wingdings"/>
      </text:list-level-style-bullet>
      <text:list-level-style-bullet text:level="6" text:style-name="WW8Num1z0" text:bullet-char="">
        <style:list-level-properties text:space-before="2.5in" text:min-label-width="0.25in"/>
        <style:text-properties style:font-name="Symbol"/>
      </text:list-level-style-bullet>
      <text:list-level-style-bullet text:level="7" text:style-name="WW8Num1z2" text:bullet-char="o">
        <style:list-level-properties text:space-before="3in" text:min-label-width="0.25in"/>
        <style:text-properties fo:font-family="'Courier New'" style:font-family-generic="modern" style:font-pitch="fixed"/>
      </text:list-level-style-bullet>
      <text:list-level-style-bullet text:level="8" text:style-name="WW8Num1z3" text:bullet-char="">
        <style:list-level-properties text:space-before="3.5in" text:min-label-width="0.25in"/>
        <style:text-properties style:font-name="Wingdings"/>
      </text:list-level-style-bullet>
      <text:list-level-style-bullet text:level="9" text:style-name="WW8Num1z3"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291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s/><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AWTemplate</dc:title>
    <meta:creation-date>2008-09-13T11:42:00</meta:creation-date>
    <dc:date>2012-01-15T15:01:22</dc:date>
    <meta:print-date>2010-03-13T17:27:00</meta:print-date>
    <meta:editing-cycles>7</meta:editing-cycles>
    <meta:editing-duration>PT20M20S</meta:editing-duration>
    <meta:document-statistic meta:table-count="0" meta:image-count="0" meta:object-count="0" meta:page-count="6" meta:paragraph-count="89" meta:word-count="2170" meta:character-count="11909" meta:non-whitespace-character-count="9748"/>
    <meta:user-defined meta:name="Info 1"/>
    <meta:user-defined meta:name="Info 2"/>
    <meta:user-defined meta:name="Info 3"/>
    <meta:user-defined meta:name="Info 4"/>
  </office:meta>
</office:document-meta>
</file>